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ethodPolymorphismTests.beanMethodOverloadingWithAdditional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Config.aString( Integer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Config.a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PolymorphismTests.beanMethodOverridingWithNarrowed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WithOverloadingAndAdditionalMetadata.aString( Integer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nfig.an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ing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Config.a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dvisor.Tes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PolymorphismTests.beanMethod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ethodPolymorphismTests.beanMethodThroughAop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ethodPolymorphismTests.beanMethodOverridingWithNarrowedReturnTypeOn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WithOverloading.aString( Integer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PolymorphismTests.beanMethodDetected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ethodPolymorphismTests.beanMethodOverloadingWith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ethodPolymorphismTests.beanMethodOverloadingWithAdditionalMetadataButOtherMethodExecu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rrowedOverriding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verriding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PolymorphismTests.beanMethodOverloadingWithoutInheritanceAndExtra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ethodPolymorphismTests.beanMethodOverloadingWithout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WithOverloadingAndAdditionalMetadata.a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PolymorphismTests.beanMethodShad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ConfigWithList.an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onfigWithList.aString( List &lt; Integer &gt;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PolymorphismTests.beanMethodOverridingOn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ethodPolymorphismTests.beanMethodOverloadingWithInheritanceAn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rrowedOverriding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Overloading.a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